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23.5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000000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2">
          <table:table-cell office:value-type="string">
            <text:p>Spikes</text:p>
          </table:table-cell>
          <table:table-cell table:style-name="ce1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FireStorm</text:p>
          </table:table-cell>
          <table:table-cell table:style-name="ce2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2"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2"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2"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2"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2"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2"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2"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.12.2010</text:date>, <text:time>16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34M5S</meta:editing-duration>
    <meta:editing-cycles>26</meta:editing-cycles>
    <meta:generator>LibreOffice/3.3$Win32 OpenOffice.org_project/330m12$Build-2</meta:generator>
    <dc:date>2010-12-29T16:27:21.87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